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3141" calcext:value-type="float">
            <text:p>0.003141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636" calcext:value-type="float">
            <text:p>0.00636</text:p>
          </table:table-cell>
          <table:table-cell office:value-type="float" office:value="0.003249" calcext:value-type="float">
            <text:p>0.003249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015808" calcext:value-type="float">
            <text:p>0.015808</text:p>
          </table:table-cell>
          <table:table-cell office:value-type="float" office:value="0.008016" calcext:value-type="float">
            <text:p>0.008016</text:p>
          </table:table-cell>
          <table:table-cell office:value-type="float" office:value="0.005067" calcext:value-type="float">
            <text:p>0.005067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58392" calcext:value-type="float">
            <text:p>0.058392</text:p>
          </table:table-cell>
          <table:table-cell office:value-type="float" office:value="0.034896" calcext:value-type="float">
            <text:p>0.034896</text:p>
          </table:table-cell>
          <table:table-cell office:value-type="float" office:value="0.015701" calcext:value-type="float">
            <text:p>0.015701</text:p>
          </table:table-cell>
          <table:table-cell office:value-type="float" office:value="0.009874" calcext:value-type="float">
            <text:p>0.009874</text:p>
          </table:table-cell>
          <table:table-cell office:value-type="float" office:value="0.008213" calcext:value-type="float">
            <text:p>0.00821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286215" calcext:value-type="float">
            <text:p>0.286215</text:p>
          </table:table-cell>
          <table:table-cell office:value-type="float" office:value="0.157276" calcext:value-type="float">
            <text:p>0.157276</text:p>
          </table:table-cell>
          <table:table-cell office:value-type="float" office:value="0.078023" calcext:value-type="float">
            <text:p>0.078023</text:p>
          </table:table-cell>
          <table:table-cell office:value-type="float" office:value="0.052355" calcext:value-type="float">
            <text:p>0.052355</text:p>
          </table:table-cell>
          <table:table-cell office:value-type="float" office:value="0.038778" calcext:value-type="float">
            <text:p>0.03877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571651" calcext:value-type="float">
            <text:p>0.571651</text:p>
          </table:table-cell>
          <table:table-cell office:value-type="float" office:value="0.32348" calcext:value-type="float">
            <text:p>0.32348</text:p>
          </table:table-cell>
          <table:table-cell office:value-type="float" office:value="0.152345" calcext:value-type="float">
            <text:p>0.152345</text:p>
          </table:table-cell>
          <table:table-cell office:value-type="float" office:value="0.101697" calcext:value-type="float">
            <text:p>0.101697</text:p>
          </table:table-cell>
          <table:table-cell office:value-type="float" office:value="0.077864" calcext:value-type="float">
            <text:p>0.077864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.872017" calcext:value-type="float">
            <text:p>2.872017</text:p>
          </table:table-cell>
          <table:table-cell office:value-type="float" office:value="1.545348" calcext:value-type="float">
            <text:p>1.545348</text:p>
          </table:table-cell>
          <table:table-cell office:value-type="float" office:value="0.768492" calcext:value-type="float">
            <text:p>0.768492</text:p>
          </table:table-cell>
          <table:table-cell office:value-type="float" office:value="0.507182" calcext:value-type="float">
            <text:p>0.507182</text:p>
          </table:table-cell>
          <table:table-cell office:value-type="float" office:value="0.38089" calcext:value-type="float">
            <text:p>0.3808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.791142" calcext:value-type="float">
            <text:p>5.791142</text:p>
          </table:table-cell>
          <table:table-cell office:value-type="float" office:value="3.074695" calcext:value-type="float">
            <text:p>3.074695</text:p>
          </table:table-cell>
          <table:table-cell office:value-type="float" office:value="1.531294" calcext:value-type="float">
            <text:p>1.531294</text:p>
          </table:table-cell>
          <table:table-cell office:value-type="float" office:value="1.000722" calcext:value-type="float">
            <text:p>1.000722</text:p>
          </table:table-cell>
          <table:table-cell office:value-type="float" office:value="0.768145" calcext:value-type="float">
            <text:p>0.7681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5:19:34.232649857</meta:creation-date>
    <dc:date>2017-07-26T15:31:46.136842201</dc:date>
    <meta:editing-duration>PT2M1S</meta:editing-duration>
    <meta:editing-cycles>1</meta:editing-cycles>
    <meta:document-statistic meta:table-count="1" meta:cell-count="45" meta:object-count="0"/>
    <meta:generator>LibreOffice/5.1.6.2$Linux_X86_64 LibreOffice_project/10m0$Build-2</meta:generator>
  </office:meta>
</office:document-meta>
</file>